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41a84b" officeooo:paragraph-rsid="004e7e54" style:font-name-asian="Liberation Serif" style:font-size-asian="14pt" style:font-weight-asian="bold" style:font-name-complex="Liberation Serif" style:font-size-complex="14pt" style:font-weight-complex="bold"/>
    </style:style>
    <style:style style:name="P3" style:family="paragraph" style:parent-style-name="Heading_20_1">
      <style:paragraph-properties fo:line-height="150%"/>
      <style:text-properties style:font-name="Liberation Sans"/>
    </style:style>
    <style:style style:name="P4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normal" officeooo:rsid="00590236" officeooo:paragraph-rsid="00590236" style:font-name-asian="Liberation Serif" style:font-size-asian="14pt" style:font-weight-asian="normal" style:font-name-complex="Liberation Serif" style:font-size-complex="14pt" style:font-weight-complex="normal"/>
    </style:style>
    <style:style style:name="P5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normal" officeooo:rsid="0059a9c0" officeooo:paragraph-rsid="0059a9c0" style:font-name-asian="Liberation Serif" style:font-size-asian="14pt" style:font-weight-asian="normal" style:font-name-complex="Liberation Serif" style:font-size-complex="14pt" style:font-weight-complex="normal"/>
    </style:style>
    <style:style style:name="P6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59a9c0" officeooo:paragraph-rsid="0059a9c0" style:font-name-asian="Liberation Serif" style:font-size-asian="14pt" style:font-weight-asian="normal" style:font-name-complex="Liberation Serif" style:font-size-complex="14pt" style:font-weight-complex="normal"/>
    </style:style>
    <style:style style:name="P7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59a9c0" officeooo:paragraph-rsid="0059e66e" style:font-name-asian="Liberation Serif" style:font-size-asian="14pt" style:font-weight-asian="normal" style:font-name-complex="Liberation Serif" style:font-size-complex="14pt" style:font-weight-complex="normal"/>
    </style:style>
    <style:style style:name="P8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56018f" officeooo:paragraph-rsid="0056018f" style:font-name-asian="Liberation Serif" style:font-size-asian="14pt" style:font-weight-asian="normal" style:font-name-complex="Liberation Serif" style:font-size-complex="14pt" style:font-weight-complex="normal"/>
    </style:style>
    <style:style style:name="P9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55222d" officeooo:paragraph-rsid="0055222d" style:font-name-asian="Liberation Serif" style:font-size-asian="14pt" style:font-weight-asian="normal" style:font-name-complex="Liberation Serif" style:font-size-complex="14pt" style:font-weight-complex="normal"/>
    </style:style>
    <style:style style:name="P10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5ab5c2" officeooo:paragraph-rsid="005ab5c2" style:font-name-asian="Liberation Serif" style:font-size-asian="14pt" style:font-weight-asian="normal" style:font-name-complex="Liberation Serif" style:font-size-complex="14pt" style:font-weight-complex="normal"/>
    </style:style>
    <style:style style:name="P11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5c7b39" officeooo:paragraph-rsid="005c7b39" style:font-name-asian="Liberation Serif" style:font-size-asian="14pt" style:font-weight-asian="normal" style:font-name-complex="Liberation Serif" style:font-size-complex="14pt" style:font-weight-complex="normal"/>
    </style:style>
    <style:style style:name="P12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59a9c0" officeooo:paragraph-rsid="0059a9c0" style:font-size-asian="14pt" style:font-weight-asian="normal" style:font-size-complex="14pt" style:font-weight-complex="normal"/>
    </style:style>
    <style:style style:name="P13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bold" officeooo:rsid="00590236" officeooo:paragraph-rsid="00590236" style:font-name-asian="Liberation Serif" style:font-size-asian="14pt" style:font-weight-asian="bold" style:font-name-complex="Liberation Serif" style:font-size-complex="14pt" style:font-weight-complex="bold"/>
    </style:style>
    <style:style style:name="P14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bold" officeooo:rsid="004e345b" officeooo:paragraph-rsid="00590236" style:font-name-asian="Liberation Serif" style:font-size-asian="14pt" style:font-weight-asian="bold" style:font-name-complex="Liberation Serif" style:font-size-complex="14pt" style:font-weight-complex="bold"/>
    </style:style>
    <style:style style:name="P15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bold" officeooo:rsid="0056018f" officeooo:paragraph-rsid="0059a9c0" style:font-size-asian="14pt" style:font-weight-asian="bold" style:font-size-complex="14pt" style:font-weight-complex="bold"/>
    </style:style>
    <style:style style:name="P16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bold" officeooo:rsid="0056018f" officeooo:paragraph-rsid="0056018f" style:font-size-asian="14pt" style:font-weight-asian="bold" style:font-size-complex="14pt" style:font-weight-complex="bold"/>
    </style:style>
    <style:style style:name="P17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bold" officeooo:rsid="00512c74" officeooo:paragraph-rsid="00512c74" style:font-size-asian="14pt" style:font-weight-asian="bold" style:font-size-complex="14pt" style:font-weight-complex="bold"/>
    </style:style>
    <style:style style:name="T1" style:family="text">
      <style:text-properties style:text-position="super 58%"/>
    </style:style>
    <style:style style:name="T2" style:family="text">
      <style:text-properties officeooo:rsid="0014818a"/>
    </style:style>
    <style:style style:name="T3" style:family="text">
      <style:text-properties officeooo:rsid="004ce2e4"/>
    </style:style>
    <style:style style:name="T4" style:family="text">
      <style:text-properties officeooo:rsid="004e345b"/>
    </style:style>
    <style:style style:name="T5" style:family="text">
      <style:text-properties officeooo:rsid="0059a9c0"/>
    </style:style>
    <style:style style:name="T6" style:family="text">
      <style:text-properties officeooo:rsid="0041a84b"/>
    </style:style>
    <style:style style:name="T7" style:family="text">
      <style:text-properties officeooo:rsid="0055222d"/>
    </style:style>
    <style:style style:name="T8" style:family="text">
      <style:text-properties style:font-name-asian="Liberation Serif" style:font-name-complex="Liberation Serif"/>
    </style:style>
    <style:style style:name="T9" style:family="text">
      <style:text-properties officeooo:rsid="0055222d" style:font-name-asian="Liberation Serif" style:font-name-complex="Liberation Serif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590236" style:font-weight-asian="normal" style:font-weight-complex="normal"/>
    </style:style>
    <style:style style:name="T12" style:family="text">
      <style:text-properties fo:font-weight="normal" officeooo:rsid="00596cda" style:font-weight-asian="normal" style:font-weight-complex="normal"/>
    </style:style>
    <style:style style:name="T13" style:family="text">
      <style:text-properties fo:font-weight="normal" style:font-name-asian="Liberation Serif" style:font-weight-asian="normal" style:font-name-complex="Liberation Serif" style:font-weight-complex="normal"/>
    </style:style>
    <style:style style:name="T14" style:family="text">
      <style:text-properties fo:font-weight="normal" officeooo:rsid="00596cda" style:font-name-asian="Liberation Serif" style:font-weight-asian="normal" style:font-name-complex="Liberation Serif" style:font-weight-complex="normal"/>
    </style:style>
    <style:style style:name="T15" style:family="text">
      <style:text-properties fo:font-weight="normal" officeooo:rsid="00590236" style:font-name-asian="Liberation Serif" style:font-weight-asian="normal" style:font-name-complex="Liberation Serif" style:font-weight-complex="normal"/>
    </style:style>
    <style:style style:name="T16" style:family="text">
      <style:text-properties fo:font-weight="normal" officeooo:rsid="005ab5c2" style:font-name-asian="Liberation Serif" style:font-weight-asian="normal" style:font-name-complex="Liberation Serif" style:font-weight-complex="normal"/>
    </style:style>
    <style:style style:name="T17" style:family="text">
      <style:text-properties fo:font-weight="normal" officeooo:rsid="005c7b39" style:font-name-asian="Liberation Serif" style:font-weight-asian="normal" style:font-name-complex="Liberation Serif" style:font-weight-complex="normal"/>
    </style:style>
    <style:style style:name="T18" style:family="text">
      <style:text-properties style:font-name="Liberation Sans" fo:font-size="14pt" fo:font-weight="normal" officeooo:rsid="0059a9c0" style:font-size-asian="14pt" style:font-weight-asian="normal" style:font-size-complex="14pt" style:font-weight-complex="normal"/>
    </style:style>
    <style:style style:name="T19" style:family="text">
      <style:text-properties officeooo:rsid="005c7b39"/>
    </style:style>
    <style:style style:name="T20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52in" fo:text-indent="-0.25in" fo:margin-left="0.552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802in" fo:text-indent="-0.25in" fo:margin-left="0.802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52in" fo:text-indent="-0.25in" fo:margin-left="1.052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02in" fo:text-indent="-0.25in" fo:margin-left="1.302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52in" fo:text-indent="-0.25in" fo:margin-left="1.552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802in" fo:text-indent="-0.25in" fo:margin-left="1.80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52in" fo:text-indent="-0.25in" fo:margin-left="2.05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302in" fo:text-indent="-0.25in" fo:margin-left="2.30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52in" fo:text-indent="-0.25in" fo:margin-left="2.552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802in" fo:text-indent="-0.25in" fo:margin-left="2.802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bjectif</text:p>
      <text:list xml:id="list867916365" text:style-name="L1">
        <text:list-item>
          <text:p text:style-name="P4"><text:span text:style-name="T5">Encadrer un nombre relatif</text:span>.</text:p>
        </text:list-item>
        <text:list-item>
          <text:p text:style-name="P4"><text:span text:style-name="T5">Intercaler un nombre décimal entre</text:span> de<text:span text:style-name="T5">ux</text:span> nombres décimaux.</text:p>
        </text:list-item>
        <text:list-item>
          <text:p text:style-name="P5">Ordre croissant et ordre décroissant.</text:p>
        </text:list-item>
      </text:list>
      <text:h text:style-name="P3" text:outline-level="1">Déroulé</text:h>
      <text:list xml:id="list1531986391" text:style-name="L2">
        <text:list-item>
          <text:p text:style-name="P13">Questions Flash<text:span text:style-name="T10"> (10 min)</text:span></text:p>
          <text:p text:style-name="P6">Comparaison et abscisses sur une demi-droite graduée</text:p>
          <text:p text:style-name="P13"/>
        </text:list-item>
        <text:list-item>
          <text:p text:style-name="P17"><text:span text:style-name="T8">Correction TaF</text:span><text:span text:style-name="T13"> </text:span><text:span text:style-name="T15">(10 min)</text:span></text:p>
          <text:p text:style-name="P7"><text:span text:style-name="T7">e</text:span>x. 50 p. 41 : intercaler</text:p>
          <text:p text:style-name="P7"><text:span text:style-name="T7">e</text:span>x. 52 p. 41 : encadrer (par des entiers, amplitude = 1)</text:p>
          <text:p text:style-name="P14"/>
        </text:list-item>
        <text:list-item>
          <text:p text:style-name="P15"><text:span text:style-name="T8">Entrainement </text:span><text:span text:style-name="T14">(</text:span><text:span text:style-name="T17">3</text:span><text:span text:style-name="T14">0 min)</text:span></text:p>
          <text:p text:style-name="P12"><text:span text:style-name="T9">e</text:span><text:span text:style-name="T8">x. 51 p. 41 : intercaler</text:span></text:p>
          <text:p text:style-name="P12"><text:span text:style-name="T9">e</text:span><text:span text:style-name="T8">x. 53 p. 41 : encadrer (amplitude = 0,1)</text:span></text:p>
          <text:p text:style-name="P6">ex. 67 p. 43 : ordre croissant</text:p>
          <text:p text:style-name="P9"/>
        </text:list-item>
        <text:list-item>
          <text:p text:style-name="P16"><text:span text:style-name="T9">T</text:span><text:span text:style-name="T8">aF</text:span></text:p>
          <text:p text:style-name="P6">Pour après les vacances (06/11)</text:p>
          <text:p text:style-name="P8">ex<text:span text:style-name="T4">. </text:span><text:span text:style-name="T5">68</text:span><text:span text:style-name="T4"> p. 4</text:span><text:span text:style-name="T5">3</text:span><text:span text:style-name="T4"> : </text:span><text:span text:style-name="T5">Ordre croissant mélangeant plein d’écritures.</text:span></text:p>
          <text:p text:style-name="P8"/>
        </text:list-item>
        <text:list-item>
          <text:p text:style-name="P10"><text:span text:style-name="T20">Challenge avant les vacances</text:span> <text:span text:style-name="T19">(20 min)</text:span></text:p>
          <text:p text:style-name="P11">Qui est-ce ?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3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2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32P0"/>
    </number:currency-style>
    <number:date-style style:name="N131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currency-style style:name="N127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7P0"/>
    </number:currency-style>
    <number:currency-style style:name="N12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5P0"/>
    </number:currency-style>
    <number:date-style style:name="N124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2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3P0"/>
    </number:currency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date-style style:name="N119">
      <number:month number:calendar="jewish" number:style="long" number:textual="true"/>
      <number:text> </number:text>
      <number:day number:calendar="jewish"/>
    </number:date-style>
    <number:date-style style:name="N118">
      <number:day number:calendar="jewish"/>
      <number:text> </number:text>
      <number:month number:calendar="jewish" number:style="long" number:textual="true"/>
    </number:date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date-style style:name="N11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4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3">
      <number:month number:calendar="jewish" number:style="long" number:textual="true"/>
      <number:text> </number:text>
      <number:year number:calendar="jewish" number:style="long"/>
    </number:date-style>
    <number:currency-style style:name="N11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2P0"/>
    </number:currency-style>
    <number:date-style style:name="N110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09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09P0"/>
    </number:currency-style>
    <number:date-style style:name="N107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MT1" style:family="text">
      <style:text-properties style:text-position="super 58%"/>
    </style:style>
    <style:style style:name="MT2" style:family="text">
      <style:text-properties officeooo:rsid="0014818a"/>
    </style:style>
    <style:style style:name="MT3" style:family="text">
      <style:text-properties officeooo:rsid="004ce2e4"/>
    </style:style>
    <style:style style:name="MT4" style:family="text">
      <style:text-properties officeooo:rsid="004e345b"/>
    </style:style>
    <style:style style:name="MT5" style:family="text">
      <style:text-properties officeooo:rsid="0059a9c0"/>
    </style:style>
    <style:style style:name="MT6" style:family="text">
      <style:text-properties officeooo:rsid="0041a84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6<text:span text:style-name="MT1">e</text:span>2<text:tab/><text:span text:style-name="MT2">Séquence </text:span><text:span text:style-name="MT3">3 – </text:span><text:span text:style-name="MT4">Nombres Décimaux</text:span><text:tab/><text:span text:style-name="MT2">Séance </text:span><text:span text:style-name="MT5">8</text:span><text:span text:style-name="MT6"> - </text:span><text:span text:style-name="MT5">20</text:span><text:span text:style-name="MT6">/</text:span><text:span text:style-name="MT4">1</text:span><text:span text:style-name="MT6">0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10-12T22:49:07.509957869</dc:date>
    <meta:editing-duration>PT11H51M41S</meta:editing-duration>
    <meta:editing-cycles>51</meta:editing-cycles>
    <meta:generator>LibreOffice/7.3.7.2$Linux_X86_64 LibreOffice_project/30$Build-2</meta:generator>
    <meta:document-statistic meta:table-count="0" meta:image-count="0" meta:object-count="0" meta:page-count="1" meta:paragraph-count="24" meta:word-count="132" meta:character-count="647" meta:non-whitespace-character-count="555"/>
  </office:meta>
</office:document-meta>
</file>